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1" draw:layer="layout" svg:width="3.226cm" svg:height="1.258cm" svg:x="3.4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93cm" svg:height="1.258cm" svg:x="9.42cm" svg:y="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9cm" svg:height="1.258cm" svg:x="3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93cm" svg:height="1.258cm" svg:x="11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458cm" svg:height="1.258cm" svg:x="5.32cm" svg:y="6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9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1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25cm" svg:height="1.258cm" svg:x="3.32cm" svg:y="10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1cm" svg:height="1.258cm" svg:x="3.32cm" svg:y="1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11.32cm" svg:y="12.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6:38.198881310</dc:date>
    <dc:creator>elucterio </dc:creator>
    <meta:editing-duration>PT1H48M46S</meta:editing-duration>
    <meta:editing-cycles>14</meta:editing-cycles>
    <meta:generator>LibreOffice/4.2.8.2$Linux_X86_64 LibreOffice_project/420m0$Build-2</meta:generator>
    <meta:document-statistic meta:object-count="53"/>
  </office:meta>
</office:document-meta>
</file>